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office:value-type="float" office:value="6212738" calcext:value-type="float">
            <text:p>621273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3044" calcext:value-type="float">
            <text:p>101304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2133342" calcext:value-type="float">
            <text:p>82133342</text:p>
          </table:table-cell>
          <table:table-cell table:style-name="ce32" office:value-type="float" office:value="89539" calcext:value-type="float">
            <text:p>8953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34145" calcext:value-type="float">
            <text:p>913414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office:value-type="float" office:value="6217474" calcext:value-type="float">
            <text:p>621747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14114" calcext:value-type="float">
            <text:p>1014114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192880" calcext:value-type="float">
            <text:p>82192880</text:p>
          </table:table-cell>
          <table:table-cell table:style-name="ce32" office:value-type="float" office:value="89555" calcext:value-type="float">
            <text:p>8955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32" office:value-type="float" office:value="9135078" calcext:value-type="float">
            <text:p>91350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office:value-type="float" office:value="6221185" calcext:value-type="float">
            <text:p>622118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14902" calcext:value-type="float">
            <text:p>101490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252965" calcext:value-type="float">
            <text:p>82252965</text:p>
          </table:table-cell>
          <table:table-cell table:style-name="ce32" office:value-type="float" office:value="89675" calcext:value-type="float">
            <text:p>8967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49794" calcext:value-type="float">
            <text:p>9149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office:value-type="float" office:value="6223706" calcext:value-type="float">
            <text:p>622370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15357" calcext:value-type="float">
            <text:p>1015357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2295768" calcext:value-type="float">
            <text:p>8229576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office:value-type="float" office:value="6224297" calcext:value-type="float">
            <text:p>622429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1015441" calcext:value-type="float">
            <text:p>101544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09113" calcext:value-type="float">
            <text:p>82309113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office:value-type="float" office:value="6226248" calcext:value-type="float">
            <text:p>622624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451" calcext:value-type="float">
            <text:p>10154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2316348" calcext:value-type="float">
            <text:p>82316348</text:p>
          </table:table-cell>
          <table:table-cell table:style-name="ce32" office:value-type="float" office:value="89796" calcext:value-type="float">
            <text:p>89796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156797" calcext:value-type="float">
            <text:p>9156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office:value-type="float" office:value="6228126" calcext:value-type="float">
            <text:p>622812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15784" calcext:value-type="float">
            <text:p>1015784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2377156" calcext:value-type="float">
            <text:p>82377156</text:p>
          </table:table-cell>
          <table:table-cell table:style-name="ce32" office:value-type="float" office:value="89817" calcext:value-type="float">
            <text:p>898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32" office:value-type="float" office:value="9160023" calcext:value-type="float">
            <text:p>9160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1" calcext:value-type="date">
            <text:p>04/21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2" calcext:value-type="date">
            <text:p>04/22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3" calcext:value-type="date">
            <text:p>04/23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4" calcext:value-type="date">
            <text:p>04/24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5" calcext:value-type="date">
            <text:p>04/25/22</text:p>
          </table:table-cell>
          <table:table-cell table:style-name="ce32" table:number-columns-repeated="6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7">
          <table:table-cell table:style-name="ce32" table:number-columns-repeated="7"/>
          <table:table-cell table:style-name="ce44"/>
          <table:table-cell table:style-name="ce32" table:number-columns-repeated="2"/>
          <table:table-cell table:number-columns-repeated="54"/>
        </table:table-row>
        <table:table-row table:style-name="ro2" table:number-rows-repeated="190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8:54:45.6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8T19:13:00.459000000</dc:date>
    <meta:editing-duration>P1DT8H55M22S</meta:editing-duration>
    <meta:editing-cycles>326</meta:editing-cycles>
    <meta:generator>LibreOffice/7.2.5.2$Windows_X86_64 LibreOffice_project/499f9727c189e6ef3471021d6132d4c694f357e5</meta:generator>
    <meta:document-statistic meta:table-count="1" meta:cell-count="6982" meta:object-count="0"/>
  </office:meta>
</office:document-meta>
</file>